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91.4mm" svg:y="1mm">
            <loext:p draw:notify-on-update-of-ranges="Sheet1.A1:Sheet1.A100 Sheet1.B1:Sheet1.B100 Sheet1.C1:Sheet1.C100 Sheet1.D1:Sheet1.D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mm" svg:height="90.05mm" svg:x="96.33mm" svg:y="109.17mm">
            <loext:p draw:notify-on-update-of-ranges="Sheet1.A104:Sheet1.A349 Sheet1.B104:Sheet1.B349 Sheet1.C104:Sheet1.C349 Sheet1.D104:Sheet1.D3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.00.0000</text:date>, <text:time style:data-style-name="N2" text:time-value="01:50:16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3S</meta:editing-duration>
    <meta:editing-cycles>4</meta:editing-cycles>
    <meta:generator>LibreOffice/5.3.0.3$Windows_x86 LibreOffice_project/7074905676c47b82bbcfbea1aeefc84afe1c50e1</meta:generator>
    <dc:date>2017-04-28T01:50:54.595000000</dc:date>
    <meta:document-statistic meta:table-count="3" meta:cell-count="138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82cm" style:legend-expansion="high" chart:style-name="ch2"/>
        <chart:plot-area chart:style-name="ch3" table:cell-range-address="Sheet1.A1:Sheet1.D100" chart:data-source-has-labels="both" svg:x="0.32cm" svg:y="0.18cm" svg:width="13.355cm" svg:height="8.64cm">
          <chartooo:coordinate-region svg:x="0.941cm" svg:y="0.353cm" svg:width="12.734cm" svg:height="7.712cm"/>
          <chart:axis chart:dimension="x" chart:name="primary-x" chart:style-name="ch4" chartooo:axis-type="auto">
            <chartooo:date-scale/>
            <chart:categories table:cell-range-address="Sheet1.A1:Sheet1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loext:label-string="min" chart:class="chart:line">
            <chart:data-point chart:repeated="100"/>
          </chart:series>
          <chart:series chart:style-name="ch7" chart:values-cell-range-address="Sheet1.C1:Sheet1.C100" loext:label-string="avg" chart:class="chart:line">
            <chart:data-point chart:repeated="100"/>
          </chart:series>
          <chart:series chart:style-name="ch8" chart:values-cell-range-address="Sheet1.D1:Sheet1.D100" loext:label-string="max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C1:Sheet1.C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end" svg:x="13.986cm" svg:y="3.785cm" style:legend-expansion="high" chart:style-name="ch2"/>
        <chart:plot-area chart:style-name="ch3" table:cell-range-address="Sheet1.A104:Sheet1.D349" chart:data-source-has-labels="both" svg:x="0.319cm" svg:y="0.18cm" svg:width="13.348cm" svg:height="8.646cm">
          <chartooo:coordinate-region svg:x="0.94cm" svg:y="0.18cm" svg:width="12.727cm" svg:height="7.325cm"/>
          <chart:axis chart:dimension="x" chart:name="primary-x" chart:style-name="ch4" chartooo:axis-type="auto">
            <chartooo:date-scale/>
            <chart:categories table:cell-range-address="Sheet1.A104:Sheet1.A3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4:Sheet1.B349" loext:label-string="min" chart:class="chart:line">
            <chart:data-point chart:repeated="246"/>
          </chart:series>
          <chart:series chart:style-name="ch7" chart:values-cell-range-address="Sheet1.C104:Sheet1.C349" loext:label-string="avg" chart:class="chart:line">
            <chart:data-point chart:repeated="246"/>
          </chart:series>
          <chart:series chart:style-name="ch8" chart:values-cell-range-address="Sheet1.D104:Sheet1.D349" loext:label-string="max" chart:class="chart:line">
            <chart:data-point chart:repeated="2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04:Sheet1.A349</svg:desc>
                </draw:g>
              </table:table-cell>
              <table:table-cell office:value-type="float" office:value="0">
                <text:p>0</text:p>
                <draw:g>
                  <svg:desc>Sheet1.B104:Sheet1.B349</svg:desc>
                </draw:g>
              </table:table-cell>
              <table:table-cell office:value-type="float" office:value="0">
                <text:p>0</text:p>
                <draw:g>
                  <svg:desc>Sheet1.C104:Sheet1.C349</svg:desc>
                </draw:g>
              </table:table-cell>
              <table:table-cell office:value-type="float" office:value="0">
                <text:p>0</text:p>
                <draw:g>
                  <svg:desc>Sheet1.D104:Sheet1.D34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